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12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  <style:style style:name="ce10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81d41a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3" table:default-cell-style-name="ce6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table:style-name="Default" office:value-type="string" calcext:value-type="string">
            <text:p>Hard (77)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tes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ompilation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basic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itiv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lass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Caso esta label seja anotada, nunca reconhecerá “id.super();” pois sempre</text:p>
            <text:p> que encontrar um “.”, tentará casar com outro Identifier, mas “super” é</text:p>
            <text:p> uma palavra reservada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rray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omo classType casa com um id, toda vez que, em uma expressão, </text:p>
            <text:p> houver um Identifier sem pelo menos um dim, o parser lançará um</text:p>
            <text:p> erro indevido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Variab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Como dim e dimExpr podem ser usados no mesmo lugar em alguns casos,</text:p>
            <text:p> o algoritmo regular errou em anotar “]”, pois pode haver uma expressão antes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Param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ype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adicionada a mais corretamente por todos os 3 algoritmos.</text:p>
          </table:table-cell>
          <table:table-cell/>
        </table:table-row>
        <table:table-row table:style-name="ro1">
          <table:table-cell table:style-name="ce1" office:value-type="string" calcext:value-type="string">
            <text:p>additionalB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3">
          <table:table-cell table:style-name="ce1" office:value-type="string" calcext:value-type="string">
            <text:p>typeArgumen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O algoritmo regular errou, pois a escolha não é LL(1).</text:p>
            <text:p>Por exemplo, aux&lt;int&gt; e aux &lt;= 1.</text:p>
          </table:table-cell>
          <table:table-cell/>
        </table:table-row>
        <table:table-row table:style-name="ro1">
          <table:table-cell office:value-type="string" calcext:value-type="string">
            <text:p>type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Argu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Bound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de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ationU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ag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package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port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type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Class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lass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clas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Member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fieldDeclar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O algoritmo regular anotou duas labels erradas, pois a escolha </text:p>
            <text:p>não é LL(1). Por exemplo, “public Type t;” e “public Type();”.</text:p>
          </table:table-cell>
          <table:table-cell/>
        </table:table-row>
        <table:table-row table:style-name="ro1">
          <table:table-cell office:value-type="string" calcext:value-type="string">
            <text:p>variableDeclarato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riableDeclara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variableDeclarator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Initializ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nnClass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escolha não é LL(1). Por exemplo, “a.&lt;?&gt;b();” e “A.B b = 2;”</text:p>
          </table:table-cell>
          <table:table-cell/>
        </table:table-row>
        <table:table-row table:style-name="ro1">
          <table:table-cell office:value-type="string" calcext:value-type="string">
            <text:p>unann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</text:p>
          </table:table-cell>
          <table:table-cell/>
        </table:table-row>
        <table:table-row table:style-name="ro3">
          <table:table-cell table:style-name="ce1" office:value-type="string" calcext:value-type="string">
            <text:p>methodHea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algoritmos adicionaram uma regra a mais, pois a escolha não é</text:p>
            <text:p>LL(1). Por exemplo: “public Pessoa() {}” e “public Pessoa method() {}”.</text:p>
          </table:table-cell>
          <table:table-cell/>
        </table:table-row>
        <table:table-row table:style-name="ro1">
          <table:table-cell office:value-type="string" calcext:value-type="string">
            <text:p>method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4">
          <table:table-cell table:style-name="ce1" office:value-type="string" calcext:value-type="string">
            <text:p>formalParame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ular e Soft: Uma label não foi adicionada, pois os algoritmos não</text:p>
            <text:p> anotam predicados, uma label foi adicionada indevidamente devido à</text:p>
            <text:p> escolha não ser LL(1), por exemplo, no lado direito de um assignment:</text:p>
            <text:p> “a = (a+b)*2;” e “a = (int ... i) -&gt; {};”, e uma regra foi anotada corretamente.</text:p>
            <text:p>Hard: A regra foi banida.</text:p>
          </table:table-cell>
          <table:table-cell/>
        </table:table-row>
        <table:table-row table:style-name="ro1">
          <table:table-cell office:value-type="string" calcext:value-type="string">
            <text:p>variableModifi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receiverParame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 regras receiverParameter e formalParameter são usados no mesmo </text:p>
            <text:p> lugar e tem prefixos (antes das labels serem lançadas) em comum.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w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Initializ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ic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constructor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constructor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plicitConstructorInvocatio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O algoritmo regular anotou duas labels corretas, 2 erradas e não anotou 6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enum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enum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BodyDeclar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Interface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odifi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s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constantDeclar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O algoritmo Regular anotou</text:p>
            <text:p> uma label a mais, pois a escolha não é LL(1).</text:p>
          </table:table-cell>
          <table:table-cell/>
        </table:table-row>
        <table:table-row table:style-name="ro1">
          <table:table-cell office:value-type="string" calcext:value-type="string">
            <text:p>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terface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annotationTyp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tationTyp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ElementDeclar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annotationTypeEleme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Valu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O algoritmo regular anotou uma regra a mais indevidamente, devido à escolha</text:p>
            <text:p>não ser LL(1). Tanto uma annotation, quanto um “@interface” começam </text:p>
            <text:p>com “@”.</text:p>
          </table:table-cell>
          <table:table-cell/>
        </table:table-row>
        <table:table-row table:style-name="ro1">
          <table:table-cell table:style-name="ce1" office:value-type="string" calcext:value-type="string">
            <text:p>normalAnnot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escolha não é LL(1).</text:p>
          </table:table-cell>
          <table:table-cell table:style-name="Default"/>
        </table:table-row>
        <table:table-row table:style-name="ro1">
          <table:table-cell office:value-type="string" calcext:value-type="string">
            <text:p>elementValuePai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lementValuePai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m todos os algoritmos, uma label não foi adicionada e outra foi</text:p>
            <text:p> adicionada indevidamente, e uma label foi anotada em comum. A label</text:p>
            <text:p> que não foi anotada é devido ao fato dos algoritmos não anotarem</text:p>
            <text:p> predicados, já a label anotada a mais, foi devido à escolha não ser LL(1).</text:p>
            <text:p> Por exemplo, “@Annotation(a = b)” e “@Annotation(a)”.</text:p>
          </table:table-cell>
          <table:table-cell table:style-name="ce3"/>
        </table:table-row>
        <table:table-row table:style-name="ro1">
          <table:table-cell office:value-type="string" calcext:value-type="string">
            <text:p>elementValu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mentValue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0" office:value-type="string" calcext:value-type="string">
            <text:p>elementValue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Não entendi o erro. A repetição começa com ‘,’ e pode vir uma ‘,’ depois dela</text:p>
          </table:table-cell>
          <table:table-cell table:style-name="Default"/>
        </table:table-row>
        <table:table-row table:style-name="ro1">
          <table:table-cell office:value-type="string" calcext:value-type="string">
            <text:p>markerAnnot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singleElementAnnot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O algoritmo Regular anotou</text:p>
            <text:p> uma label indevidamente, pois a escolha não é LL(1). Por exemplo, não se</text:p>
            <text:p> pode anotar o parânteses abrindo de “@Annotation(a)”, porque </text:p>
            <text:p> “@Annotation” também é aceito pela gramática.</text:p>
          </table:table-cell>
          <table:table-cell/>
        </table:table-row>
        <table:table-row table:style-name="ro1">
          <table:table-cell table:style-name="ce1" office:value-type="string" calcext:value-type="string">
            <text:p>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variableInitializer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blockStatemen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tate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calVariableDeclarationStat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3">
          <table:table-cell table:style-name="ce1" office:value-type="string" calcext:value-type="string">
            <text:p>localVariableDecla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O algoritmo regular adicionou uma label indevidamente, pois a escolha </text:p>
            <text:p>não é LL(1). Por exemplo, “A.B a;” e “A.B = 2;”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Não entendi o erro. Não anotou StatementErr2 (um ‘else’ pode seguir um statement’) e SemiErr15 (escolha não é LL(1))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statementExpr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StatementGrou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switchLabel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Lab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" office:value-type="string" calcext:value-type="string">
            <text:p>basic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basicForStatement e enhancedForStatement possuem um prefixo igual, </text:p>
            <text:p>se divergindo apenas a partir de “;” e “:” respectivamente, portanto é </text:p>
            <text:p>errado anotar esse “;”. Ao contrário, nunca reconhecerá o </text:p>
            <text:p>enhancedForStatement</text:p>
          </table:table-cell>
          <table:table-cell table:style-name="Default"/>
        </table:table-row>
        <table:table-row table:style-name="ro1">
          <table:table-cell office:value-type="string" calcext:value-type="string">
            <text:p>forI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Upd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ementExpression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2">
          <table:table-cell table:style-name="ce1" office:value-type="string" calcext:value-type="string">
            <text:p>enhanced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foi banida nos algoritmos Hard e Soft, portanto não foi anotada</text:p>
            <text:p> nenhuma label por eles. Já o algoritmo regular, conseguiu anotar 3 labels</text:p>
            <text:p> corretas a mais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tryStat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catchCla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atchFormalParame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tchTy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anotaram uma label a menos, pois não anotam predicados.</text:p>
          </table:table-cell>
          <table:table-cell/>
        </table:table-row>
        <table:table-row table:style-name="ro1">
          <table:table-cell table:style-name="ce1" office:value-type="string" calcext:value-type="string">
            <text:p>fin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resourceSpecific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sourc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algoritmos não anotaram o predicado, mas adicionaram uma label extra</text:p>
            <text:p> Corretamente.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imaryBas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Ver depois</text:p>
          </table:table-cell>
          <table:table-cell table:style-name="ce3"/>
        </table:table-row>
        <table:table-row table:style-name="ro5">
          <table:table-cell table:style-name="ce1" office:value-type="string" calcext:value-type="string">
            <text:p>primaryR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A regra foi banida nos algoritmos Hard e Soft. Já o algoritmo regular, </text:p>
            <text:p>anotou 1 label a mais. Como a regra explicitConstructorInvocation pode </text:p>
            <text:p>ser usada no mesmo lugar de primary. Ao anotar tudo o que vem após o “.”</text:p>
            <text:p>em primaryRest, passa a não aceitar algo como “this.super();”.</text:p>
          </table:table-cell>
          <table:table-cell table:style-name="Default"/>
        </table:table-row>
        <table:table-row table:style-name="ro2">
          <table:table-cell table:style-name="ce1" office:value-type="string" calcext:value-type="string">
            <text:p>par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Ao tentar fazer um cast para um tipo primitivo, lançará um erro, pois um</text:p>
            <text:p>tipo primitivo possui uma palavra reservada que não pode se confundir</text:p>
            <text:p>com uma expression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lass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Label adicionada a mais corretamente pelo algoritmo regular.</text:p>
          </table:table-cell>
          <table:table-cell/>
        </table:table-row>
        <table:table-row table:style-name="ro1">
          <table:table-cell office:value-type="string" calcext:value-type="string">
            <text:p>classTypeWithDiamo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ypeArgumentsOrDia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 table:style-name="ce7"/>
        </table:table-row>
        <table:table-row table:style-name="ro3">
          <table:table-cell table:style-name="ce1" office:value-type="string" calcext:value-type="string">
            <text:p>arrayCre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conseguiram adicionar uma regra a mais </text:p>
            <text:p>corretamente, porém o algoritmo Hard baniu esta regra.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dim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Como dim e dimExpr podem ser usados no mesmo lugar em alguns casos,</text:p>
            <text:p>o algoritmo regular errou em anotar a expressão entre colchetes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rgu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style-name="ce7"/>
        </table:table-row>
        <table:table-row table:style-name="ro1">
          <table:table-cell office:value-type="string" calcext:value-type="string">
            <text:p>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ryExpress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deixou de anotar 2 labels, pois eram predicados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unaryExpressionNotPlusMi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não anotaram uma label, pois era um predicado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astExpress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infixExpres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Não entendi o erro. Há um conflito entre o FIRST da repetição e o FOLLOW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onditionalExpress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Não entendi o erro. Um ‘query’ pode seguir um ‘expression’, logo pode seguir um ‘infixExpression’, então pode seguir um ‘conditionalExpression’</text:p>
          </table:table-cell>
          <table:table-cell table:style-name="Default"/>
        </table:table-row>
        <table:table-row table:style-name="ro1">
          <table:table-cell office:value-type="string" calcext:value-type="string">
            <text:p>assignme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ssign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escolha não é LL(1). Por exemplo, “A = A+1;” e “A a = new A(1); ”.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HandSi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lambda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Os parâmetros de lambdaExpression podem ser algo como “(a)”, que também</text:p>
            <text:p>pode ser visto como uma expressão. Portanto, não se pode anotar o operador</text:p>
            <text:p> “→”.</text:p>
          </table:table-cell>
          <table:table-cell table:style-name="Default"/>
        </table:table-row>
        <table:table-row table:style-name="ro3">
          <table:table-cell table:style-name="ce1" office:value-type="string" calcext:value-type="string">
            <text:p>lambdaParamet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 algoritmos adicionaram uma label corretamente e outra indevidamente,</text:p>
            <text:p> Devido à escolha não ser LL(1).</text:p>
          </table:table-cell>
          <table:table-cell/>
        </table:table-row>
        <table:table-row table:style-name="ro1">
          <table:table-cell table:style-name="ce1" office:value-type="string" calcext:value-type="string">
            <text:p>inferred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lambda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8])" office:value-type="float" office:value="179" calcext:value-type="float">
            <text:p>179</text:p>
          </table:table-cell>
          <table:table-cell table:formula="of:=SUM([.C2:.C148])" office:value-type="float" office:value="181" calcext:value-type="float">
            <text:p>181</text:p>
          </table:table-cell>
          <table:table-cell table:style-name="Default" table:formula="of:=SUM([.D2:.D148])" office:value-type="float" office:value="56" calcext:value-type="float">
            <text:p>56</text:p>
          </table:table-cell>
          <table:table-cell table:formula="of:=SUM([.E2:.E148])" office:value-type="float" office:value="80" calcext:value-type="float">
            <text:p>80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0:09:28.323109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44:48.455069726</meta:creation-date>
    <dc:date>2019-01-14T11:27:55.242870855</dc:date>
    <meta:editing-duration>PT26M8S</meta:editing-duration>
    <meta:editing-cycles>10</meta:editing-cycles>
    <meta:generator>LibreOffice/6.0.7.3$Linux_X86_64 LibreOffice_project/00m0$Build-3</meta:generator>
    <meta:document-statistic meta:table-count="1" meta:cell-count="811" meta:object-count="0"/>
  </office:meta>
</office:document-meta>
</file>